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1"/>
    </style:style>
    <style:style style:name="P2" style:family="paragraph" style:parent-style-name="Standard">
      <style:text-properties style:font-name="Arial1"/>
    </style:style>
    <style:style style:name="P3" style:family="paragraph" style:parent-style-name="Standard">
      <style:paragraph-properties fo:margin-top="0in" fo:margin-bottom="0.139in" loext:contextual-spacing="false"/>
      <style:text-properties style:font-name="Arial1"/>
    </style:style>
    <style:style style:name="P4" style:family="paragraph" style:parent-style-name="Standard">
      <style:paragraph-properties fo:margin-top="0in" fo:margin-bottom="0.139in" loext:contextual-spacing="false"/>
      <style:text-properties style:font-name="Arial1" fo:font-size="12pt" style:font-size-asian="12pt" style:font-size-complex="12pt"/>
    </style:style>
    <style:style style:name="T1" style:family="text">
      <style:text-properties fo:font-size="12pt" style:font-size-asian="12pt" style:font-size-complex="12pt"/>
    </style:style>
  </office:automatic-styles>
  <office:body>
    <office:text>
      <text:tracked-changes text:track-changes="false">
        <text:changed-region xml:id="ct1663997531728" text:id="ct1663997531728">
          <text:insertion>
            <office:change-info>
              <dc:creator>Unknown Author</dc:creator>
              <dc:date>2023-11-26T10:29:42.149000000</dc:date>
            </office:change-info>
          </text:insertion>
        </text:changed-region>
        <text:changed-region xml:id="ct1663997541568" text:id="ct1663997541568">
          <text:deletion>
            <office:change-info>
              <dc:creator>Unknown Author</dc:creator>
              <dc:date>2023-11-26T10:29:42.149000000</dc:date>
            </office:change-info>
            <text:p text:style-name="P4">Copyright &lt;YEAR&gt; &lt;COPYRIGHT HOLDER&gt;</text:p>
            <text:p text:style-name="P3"/>
          </text:deletion>
        </text:changed-region>
        <text:changed-region xml:id="ct1663997546368" text:id="ct1663997546368">
          <text:insertion>
            <office:change-info>
              <dc:creator>Unknown Author</dc:creator>
              <dc:date>2023-11-26T10:29:42.149000000</dc:date>
            </office:change-info>
          </text:insertion>
        </text:changed-region>
        <text:changed-region xml:id="ct1663997539648" text:id="ct1663997539648">
          <text:deletion>
            <office:change-info>
              <dc:creator>Unknown Author</dc:creator>
              <dc:date>2023-11-26T10:29:42.149000000</dc:date>
            </office:change-info>
            <text:p text:style-name="P1"><text:span text:style-name="T1">1.</text:span></text:p>
          </text:deletion>
        </text:changed-region>
        <text:changed-region xml:id="ct1663997532928" text:id="ct1663997532928">
          <text:insertion>
            <office:change-info>
              <dc:creator>Unknown Author</dc:creator>
              <dc:date>2023-11-26T10:29:42.149000000</dc:date>
            </office:change-info>
          </text:insertion>
        </text:changed-region>
        <text:changed-region xml:id="ct1663997535808" text:id="ct1663997535808">
          <text:deletion>
            <office:change-info>
              <dc:creator>Unknown Author</dc:creator>
              <dc:date>2023-11-26T10:29:42.149000000</dc:date>
            </office:change-info>
            <text:p text:style-name="P1"><text:span text:style-name="T1">2.</text:span></text:p>
          </text:deletion>
        </text:changed-region>
        <text:changed-region xml:id="ct1663997538928" text:id="ct1663997538928">
          <text:insertion>
            <office:change-info>
              <dc:creator>Unknown Author</dc:creator>
              <dc:date>2023-11-26T10:29:42.149000000</dc:date>
            </office:change-info>
          </text:insertion>
        </text:changed-region>
        <text:changed-region xml:id="ct1663997539888" text:id="ct1663997539888">
          <text:deletion>
            <office:change-info>
              <dc:creator>Unknown Author</dc:creator>
              <dc:date>2023-11-26T10:29:42.149000000</dc:date>
            </office:change-info>
            <text:p text:style-name="P1"><text:span text:style-name="T1">3.</text:span></text:p>
          </text:deletion>
        </text:changed-region>
        <text:changed-region xml:id="ct1663997531488" text:id="ct1663997531488">
          <text:insertion>
            <office:change-info>
              <dc:creator>Unknown Author</dc:creator>
              <dc:date>2023-11-26T10:29:42.149000000</dc:date>
            </office:change-info>
          </text:insertion>
        </text:changed-region>
        <text:changed-region xml:id="ct1663997531968" text:id="ct1663997531968">
          <text:deletion>
            <office:change-info>
              <dc:creator>Unknown Author</dc:creator>
              <dc:date>2023-11-26T10:29:42.149000000</dc:date>
            </office:change-info>
            <text:p text:style-name="P1"><text:span text:style-name="T1">copyright holder</text:span></text:p>
          </text:deletion>
        </text:changed-region>
        <text:changed-region xml:id="ct1663997544688" text:id="ct1663997544688">
          <text:insertion>
            <office:change-info>
              <dc:creator>Unknown Author</dc:creator>
              <dc:date>2023-11-26T10:29:42.149000000</dc:date>
            </office:change-info>
          </text:insertion>
        </text:changed-region>
        <text:changed-region xml:id="ct1663997542768" text:id="ct1663997542768">
          <text:insertion>
            <office:change-info>
              <dc:creator>Unknown Author</dc:creator>
              <dc:date>2023-11-26T10:29:42.149000000</dc:date>
            </office:change-info>
          </text:insertion>
        </text:changed-region>
        <text:changed-region xml:id="ct1663997533408" text:id="ct1663997533408">
          <text:deletion>
            <office:change-info>
              <dc:creator>Unknown Author</dc:creator>
              <dc:date>2023-11-26T10:29:42.149000000</dc:date>
            </office:change-info>
            <text:p text:style-name="P1"><text:span text:style-name="T1">HOLDER</text:span></text:p>
          </text:deletion>
        </text:changed-region>
        <text:changed-region xml:id="ct1663997533888" text:id="ct1663997533888">
          <text:insertion>
            <office:change-info>
              <dc:creator>Unknown Author</dc:creator>
              <dc:date>2023-11-26T10:29:42.14900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change-start text:change-id="ct1663997531728"/>Copyright (c) XXXX, The Regents of the University of California, through Lawrence Berkeley National Laboratory (subject to receipt of any required approvals from the U.S. Dept. of Energy). All rights reserved.</text:p>
      <text:p text:style-name="P1"><text:s/></text:p>
      <text:p text:style-name="P3"><text:change-end text:change-id="ct1663997531728"/><text:change text:change-id="ct1663997541568"/>Redistribution and use in source and binary forms, with or without modification, are permitted provided that the following conditions are met:</text:p>
      <text:p text:style-name="P1"><text:change-start text:change-id="ct1663997546368"/><text:s/></text:p>
      <text:p text:style-name="P1">(1)<text:change-end text:change-id="ct1663997546368"/><text:change text:change-id="ct1663997539648"/> Redistributions of source code must retain the above copyright notice, this list of conditions and the following disclaimer.</text:p>
      <text:p text:style-name="P1"><text:change-start text:change-id="ct1663997532928"/><text:s/></text:p>
      <text:p text:style-name="P1">(2)<text:change-end text:change-id="ct1663997532928"/><text:change text:change-id="ct1663997535808"/> Redistributions in binary form must reproduce the above copyright notice, this list of conditions and the following disclaimer in the documentation and/or other materials provided with the distribution.</text:p>
      <text:p text:style-name="P1"><text:change-start text:change-id="ct1663997538928"/><text:s/></text:p>
      <text:p text:style-name="P1">(3)<text:change-end text:change-id="ct1663997538928"/><text:change text:change-id="ct1663997539888"/> Neither the name of the <text:change-start text:change-id="ct1663997531488"/>University of California, Lawrence Berkeley National Laboratory, U.S. Dept. of Energy<text:change-end text:change-id="ct1663997531488"/><text:change text:change-id="ct1663997531968"/> nor the names of its contributors may be used to endorse or promote products derived from this software without specific prior written permission.</text:p>
      <text:p text:style-name="P1"><text:change-start text:change-id="ct1663997544688"/></text:p>
      <text:p text:style-name="P1"><text:change-end text:change-id="ct1663997544688"/>THIS SOFTWARE IS PROVIDED BY THE COPYRIGHT HOLDERS AND CONTRIBUTORS “AS IS” AND ANY EXPRESS OR IMPLIED WARRANTIES, INCLUDING, BUT NOT LIMITED TO, THE IMPLIED WARRANTIES OF MERCHANTABILITY AND FITNESS FOR A PARTICULAR PURPOSE ARE DISCLAIMED. IN NO EVENT SHALL THE COPYRIGHT <text:change-start text:change-id="ct1663997542768"/>OWNER<text:change-end text:change-id="ct1663997542768"/><text:change text:change-id="ct1663997533408"/>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text:change-start text:change-id="ct1663997533888"/><text:s/></text:p>
      <text:p text:style-name="P1">You are under no obligation whatsoever to provide any bug fixes, patches, or upgrades to the features, functionality or performance of the source code (“Enhancements”) to anyone; however, if you choose to make your Enhancements available either publicly, or directly to Lawrence Berkeley National Laboratory, without imposing a separate written license agreement for such Enhancements, then you hereby grant the following license: a non-exclusive, royalty-free perpetual license to install, use, modify, prepare derivative works, incorporate into other computer software, distribute, and sublicense such Enhancements or derivative works thereof, in binary and source code form.<text:change-end text:change-id="ct1663997533888"/></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1-26T10:28:31.916000000</meta:creation-date>
    <dc:date>2023-12-04T09:12:07.493000000</dc:date>
    <meta:editing-duration>PT20M21S</meta:editing-duration>
    <meta:editing-cycles>4</meta:editing-cycles>
    <meta:generator>LibreOffice/6.3.4.2$Windows_X86_64 LibreOffice_project/60da17e045e08f1793c57c00ba83cdfce946d0aa</meta:generator>
    <meta:document-statistic meta:table-count="0" meta:image-count="0" meta:object-count="0" meta:page-count="1" meta:paragraph-count="12" meta:word-count="350" meta:character-count="2381" meta:non-whitespace-character-count="2033"/>
  </office:meta>
</office:document-meta>
</file>